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leader_roundtri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7673469387755" calcext:value-type="float">
            <text:p>0.967673469387755</text:p>
          </table:table-cell>
          <table:table-cell office:value-type="float" office:value="3.22054" calcext:value-type="float">
            <text:p>3.22054</text:p>
          </table:table-cell>
          <table:table-cell office:value-type="float" office:value="3.20225" calcext:value-type="float">
            <text:p>3.20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126114649682" calcext:value-type="float">
            <text:p>1.47126114649682</text:p>
          </table:table-cell>
          <table:table-cell office:value-type="float" office:value="4.71957291666667" calcext:value-type="float">
            <text:p>4.71957291666667</text:p>
          </table:table-cell>
          <table:table-cell office:value-type="float" office:value="4.87764824120603" calcext:value-type="float">
            <text:p>4.87764824120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1619191919192" calcext:value-type="float">
            <text:p>1.61619191919192</text:p>
          </table:table-cell>
          <table:table-cell office:value-type="float" office:value="2.46516651393239" calcext:value-type="float">
            <text:p>2.46516651393239</text:p>
          </table:table-cell>
          <table:table-cell office:value-type="float" office:value="2.45493467336683" calcext:value-type="float">
            <text:p>2.45493467336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7265306122449" calcext:value-type="float">
            <text:p>1.87265306122449</text:p>
          </table:table-cell>
          <table:table-cell office:value-type="float" office:value="2.09693121693122" calcext:value-type="float">
            <text:p>2.09693121693122</text:p>
          </table:table-cell>
          <table:table-cell office:value-type="float" office:value="2.21636170212766" calcext:value-type="float">
            <text:p>2.216361702127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7013265306122" calcext:value-type="float">
            <text:p>1.97013265306122</text:p>
          </table:table-cell>
          <table:table-cell office:value-type="float" office:value="2.26237234042553" calcext:value-type="float">
            <text:p>2.26237234042553</text:p>
          </table:table-cell>
          <table:table-cell office:value-type="float" office:value="2.44906871944948" calcext:value-type="float">
            <text:p>2.449068719449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2120833333333" calcext:value-type="float">
            <text:p>2.12120833333333</text:p>
          </table:table-cell>
          <table:table-cell office:value-type="float" office:value="2.26468131868132" calcext:value-type="float">
            <text:p>2.26468131868132</text:p>
          </table:table-cell>
          <table:table-cell office:value-type="float" office:value="2.52230057803468" calcext:value-type="float">
            <text:p>2.52230057803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8276767676768" calcext:value-type="float">
            <text:p>2.28276767676768</text:p>
          </table:table-cell>
          <table:table-cell office:value-type="float" office:value="2.49964603119282" calcext:value-type="float">
            <text:p>2.49964603119282</text:p>
          </table:table-cell>
          <table:table-cell office:value-type="float" office:value="2.62779347826087" calcext:value-type="float">
            <text:p>2.62779347826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7054822335025" calcext:value-type="float">
            <text:p>2.57054822335025</text:p>
          </table:table-cell>
          <table:table-cell office:value-type="float" office:value="2.5966914893617" calcext:value-type="float">
            <text:p>2.5966914893617</text:p>
          </table:table-cell>
          <table:table-cell office:value-type="float" office:value="2.65795604395604" calcext:value-type="float">
            <text:p>2.657956043956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1091370558376" calcext:value-type="float">
            <text:p>3.11091370558376</text:p>
          </table:table-cell>
          <table:table-cell office:value-type="float" office:value="3.24924719101124" calcext:value-type="float">
            <text:p>3.24924719101124</text:p>
          </table:table-cell>
          <table:table-cell office:value-type="float" office:value="3.25297041420118" calcext:value-type="float">
            <text:p>3.25297041420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6768844221106" calcext:value-type="float">
            <text:p>3.36768844221106</text:p>
          </table:table-cell>
          <table:table-cell office:value-type="float" office:value="3.26707692307692" calcext:value-type="float">
            <text:p>3.26707692307692</text:p>
          </table:table-cell>
          <table:table-cell office:value-type="float" office:value="3.32113812154696" calcext:value-type="float">
            <text:p>3.32113812154696</text:p>
          </table:table-cell>
        </table:table-row>
      </table:table>
      <table:table table:name="latency_pt2pt_roundtrip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0725047080979" calcext:value-type="float">
            <text:p>0.580725047080979</text:p>
          </table:table-cell>
          <table:table-cell office:value-type="float" office:value="1.86057788944724" calcext:value-type="float">
            <text:p>1.86057788944724</text:p>
          </table:table-cell>
          <table:table-cell office:value-type="float" office:value="1.66380208333333" calcext:value-type="float">
            <text:p>1.66380208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8395445134576" calcext:value-type="float">
            <text:p>0.678395445134576</text:p>
          </table:table-cell>
          <table:table-cell office:value-type="float" office:value="2.15389896373057" calcext:value-type="float">
            <text:p>2.15389896373057</text:p>
          </table:table-cell>
          <table:table-cell office:value-type="float" office:value="2.25982916666667" calcext:value-type="float">
            <text:p>2.2598291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3905723905724" calcext:value-type="float">
            <text:p>0.693905723905724</text:p>
          </table:table-cell>
          <table:table-cell office:value-type="float" office:value="0.948606880992668" calcext:value-type="float">
            <text:p>0.948606880992668</text:p>
          </table:table-cell>
          <table:table-cell office:value-type="float" office:value="1.00705948372615" calcext:value-type="float">
            <text:p>1.00705948372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4297800338409" calcext:value-type="float">
            <text:p>0.764297800338409</text:p>
          </table:table-cell>
          <table:table-cell office:value-type="float" office:value="0.815446105072464" calcext:value-type="float">
            <text:p>0.815446105072464</text:p>
          </table:table-cell>
          <table:table-cell office:value-type="float" office:value="0.865770609318997" calcext:value-type="float">
            <text:p>0.865770609318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7169179229481" calcext:value-type="float">
            <text:p>0.777169179229481</text:p>
          </table:table-cell>
          <table:table-cell office:value-type="float" office:value="0.818020484171322" calcext:value-type="float">
            <text:p>0.818020484171322</text:p>
          </table:table-cell>
          <table:table-cell office:value-type="float" office:value="0.905486772486773" calcext:value-type="float">
            <text:p>0.9054867724867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5586419753086" calcext:value-type="float">
            <text:p>0.825586419753086</text:p>
          </table:table-cell>
          <table:table-cell office:value-type="float" office:value="0.825203289882061" calcext:value-type="float">
            <text:p>0.825203289882061</text:p>
          </table:table-cell>
          <table:table-cell office:value-type="float" office:value="0.900174781523096" calcext:value-type="float">
            <text:p>0.900174781523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9852724594993" calcext:value-type="float">
            <text:p>0.819852724594993</text:p>
          </table:table-cell>
          <table:table-cell office:value-type="float" office:value="0.822660747914985" calcext:value-type="float">
            <text:p>0.822660747914985</text:p>
          </table:table-cell>
          <table:table-cell office:value-type="float" office:value="0.86023033126294" calcext:value-type="float">
            <text:p>0.860230331262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5202170514671" calcext:value-type="float">
            <text:p>0.855202170514671</text:p>
          </table:table-cell>
          <table:table-cell office:value-type="float" office:value="0.819080706304868" calcext:value-type="float">
            <text:p>0.819080706304868</text:p>
          </table:table-cell>
          <table:table-cell office:value-type="float" office:value="0.836703344671202" calcext:value-type="float">
            <text:p>0.836703344671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2217217217217" calcext:value-type="float">
            <text:p>0.892217217217217</text:p>
          </table:table-cell>
          <table:table-cell office:value-type="float" office:value="0.938169873784399" calcext:value-type="float">
            <text:p>0.938169873784399</text:p>
          </table:table-cell>
          <table:table-cell office:value-type="float" office:value="1.01267319132604" calcext:value-type="float">
            <text:p>1.012673191326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3400335008375" calcext:value-type="float">
            <text:p>0.953400335008375</text:p>
          </table:table-cell>
          <table:table-cell office:value-type="float" office:value="0.924017399267399" calcext:value-type="float">
            <text:p>0.924017399267399</text:p>
          </table:table-cell>
          <table:table-cell office:value-type="float" office:value="0.923683520599251" calcext:value-type="float">
            <text:p>0.923683520599251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band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0*1/[.B2]" office:value-type="float" office:value="1721.98530961685" calcext:value-type="float">
            <text:p>1721.98530961685</text:p>
          </table:table-cell>
          <table:table-cell table:formula="of:=1000*1/[.C2]" office:value-type="float" office:value="537.467421101672" calcext:value-type="float">
            <text:p>537.467421101672</text:p>
          </table:table-cell>
          <table:table-cell table:formula="of:=1000*1/[.D2]" office:value-type="float" office:value="601.033025512601" calcext:value-type="float">
            <text:p>601.033025512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0*1/[.B3]" office:value-type="float" office:value="1474.0665008469" calcext:value-type="float">
            <text:p>1474.0665008469</text:p>
          </table:table-cell>
          <table:table-cell table:formula="of:=1000*1/[.C3]" office:value-type="float" office:value="464.274330801475" calcext:value-type="float">
            <text:p>464.274330801475</text:p>
          </table:table-cell>
          <table:table-cell table:formula="of:=1000*1/[.D3]" office:value-type="float" office:value="442.511325524237" calcext:value-type="float">
            <text:p>442.511325524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0*1/[.B4]" office:value-type="float" office:value="1441.11795817361" calcext:value-type="float">
            <text:p>1441.11795817361</text:p>
          </table:table-cell>
          <table:table-cell table:formula="of:=1000*1/[.C4]" office:value-type="float" office:value="1054.17746807144" calcext:value-type="float">
            <text:p>1054.17746807144</text:p>
          </table:table-cell>
          <table:table-cell table:formula="of:=1000*1/[.D4]" office:value-type="float" office:value="992.990003231954" calcext:value-type="float">
            <text:p>992.990003231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0*1/[.B5]" office:value-type="float" office:value="1308.39052468453" calcext:value-type="float">
            <text:p>1308.39052468453</text:p>
          </table:table-cell>
          <table:table-cell table:formula="of:=1000*1/[.C5]" office:value-type="float" office:value="1226.32261504411" calcext:value-type="float">
            <text:p>1226.32261504411</text:p>
          </table:table-cell>
          <table:table-cell table:formula="of:=1000*1/[.D5]" office:value-type="float" office:value="1155.04036431381" calcext:value-type="float">
            <text:p>1155.04036431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0*1/[.B6]" office:value-type="float" office:value="1286.72112421062" calcext:value-type="float">
            <text:p>1286.72112421062</text:p>
          </table:table-cell>
          <table:table-cell table:formula="of:=1000*1/[.C6]" office:value-type="float" office:value="1222.46327488123" calcext:value-type="float">
            <text:p>1222.46327488123</text:p>
          </table:table-cell>
          <table:table-cell table:formula="of:=1000*1/[.D6]" office:value-type="float" office:value="1104.37836353331" calcext:value-type="float">
            <text:p>1104.37836353331</text:p>
          </table:table-cell>
        </table:table-row>
      </table:table>
      <table:table table:name="Sheet4" table:style-name="ta1">
        <table:shapes>
          <draw:frame draw:z-index="0" draw:style-name="gr1" draw:text-style-name="P1" svg:width="406.63pt" svg:height="279.33pt" svg:x="240.38pt" svg:y="0pt">
            <loext:p draw:notify-on-update-of-ranges="latency_pt2pt_roundtrip.A2:latency_pt2pt_roundtrip.A11 latency_pt2pt_roundtrip.B1:latency_pt2pt_roundtrip.B1 latency_pt2pt_roundtrip.B2:latency_pt2pt_roundtrip.B11 latency_pt2pt_roundtrip.C1:latency_pt2pt_roundtrip.C1 latency_pt2pt_roundtrip.C2:latency_pt2pt_roundtrip.C11 latency_pt2pt_roundtrip.D1:latency_pt2pt_roundtrip.D1 latency_pt2pt_roundtrip.D2:latency_pt2pt_roundtrip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6pt" svg:height="276.32pt" svg:x="0pt" svg:y="0pt">
            <loext:p draw:notify-on-update-of-ranges="latency_leader_roundtrip.A2:latency_leader_roundtrip.A11 latency_leader_roundtrip.B1:latency_leader_roundtrip.B1 latency_leader_roundtrip.B2:latency_leader_roundtrip.B11 latency_leader_roundtrip.C1:latency_leader_roundtrip.C1 latency_leader_roundtrip.C2:latency_leader_roundtrip.C11 latency_leader_roundtrip.D1:latency_leader_roundtrip.D1 latency_leader_roundtrip.D2:latency_leader_roundtrip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0.3pt" svg:y="295.14pt">
            <loext:p draw:notify-on-update-of-ranges="latency_pt2pt_roundtrip.A21:latency_pt2pt_roundtrip.A25 latency_pt2pt_roundtrip.B20:latency_pt2pt_roundtrip.B20 latency_pt2pt_roundtrip.B21:latency_pt2pt_roundtrip.B25 latency_pt2pt_roundtrip.C20:latency_pt2pt_roundtrip.C20 latency_pt2pt_roundtrip.C21:latency_pt2pt_roundtrip.C25 latency_pt2pt_roundtrip.D20:latency_pt2pt_roundtrip.D20 latency_pt2pt_roundtrip.D21:latency_pt2pt_roundtrip.D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osu_lat" table:style-name="ta1"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ze(bytes)</text:p>
          </table:table-cell>
          <table:table-cell office:value-type="string" calcext:value-type="string">
            <text:p>c_mpi_infiniband</text:p>
          </table:table-cell>
          <table:table-cell office:value-type="string" calcext:value-type="string">
            <text:p>java_mpi_infiniband</text:p>
          </table:table-cell>
          <table:table-cell office:value-type="string" calcext:value-type="string">
            <text:p>c_mpi_tcp</text:p>
          </table:table-cell>
          <table:table-cell office:value-type="string" calcext:value-type="string">
            <text:p>java_mpi_tcp</text:p>
          </table:table-cell>
          <table:table-cell office:value-type="string" calcext:value-type="string">
            <text:p>java_socket_tcp_open_close</text:p>
          </table:table-cell>
          <table:table-cell office:value-type="string" calcext:value-type="string">
            <text:p>java_socket_tcp_always_ope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5.131" calcext:value-type="float">
            <text:p>5.131</text:p>
          </table:table-cell>
          <table:table-cell office:value-type="float" office:value="13.82" calcext:value-type="float">
            <text:p>13.82</text:p>
          </table:table-cell>
          <table:table-cell office:value-type="float" office:value="19.762" calcext:value-type="float">
            <text:p>19.762</text:p>
          </table:table-cell>
          <table:table-cell office:value-type="float" office:value="178.7" calcext:value-type="float">
            <text:p>178.7</text:p>
          </table:table-cell>
          <table:table-cell office:value-type="float" office:value="43.099" calcext:value-type="float">
            <text:p>43.0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2.283" calcext:value-type="float">
            <text:p>2.283</text:p>
          </table:table-cell>
          <table:table-cell office:value-type="float" office:value="13.49" calcext:value-type="float">
            <text:p>13.49</text:p>
          </table:table-cell>
          <table:table-cell office:value-type="float" office:value="17.576" calcext:value-type="float">
            <text:p>17.576</text:p>
          </table:table-cell>
          <table:table-cell office:value-type="float" office:value="146.801" calcext:value-type="float">
            <text:p>146.801</text:p>
          </table:table-cell>
          <table:table-cell office:value-type="float" office:value="37.86" calcext:value-type="float">
            <text:p>37.8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6" calcext:value-type="float">
            <text:p>1.56</text:p>
          </table:table-cell>
          <table:table-cell office:value-type="float" office:value="2.078" calcext:value-type="float">
            <text:p>2.078</text:p>
          </table:table-cell>
          <table:table-cell office:value-type="float" office:value="12.24" calcext:value-type="float">
            <text:p>12.24</text:p>
          </table:table-cell>
          <table:table-cell office:value-type="float" office:value="16.118" calcext:value-type="float">
            <text:p>16.118</text:p>
          </table:table-cell>
          <table:table-cell office:value-type="float" office:value="140.121" calcext:value-type="float">
            <text:p>140.121</text:p>
          </table:table-cell>
          <table:table-cell office:value-type="float" office:value="38.124" calcext:value-type="float">
            <text:p>38.1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7" calcext:value-type="float">
            <text:p>1.57</text:p>
          </table:table-cell>
          <table:table-cell office:value-type="float" office:value="2.178" calcext:value-type="float">
            <text:p>2.178</text:p>
          </table:table-cell>
          <table:table-cell office:value-type="float" office:value="12.21" calcext:value-type="float">
            <text:p>12.21</text:p>
          </table:table-cell>
          <table:table-cell office:value-type="float" office:value="16.002" calcext:value-type="float">
            <text:p>16.002</text:p>
          </table:table-cell>
          <table:table-cell office:value-type="float" office:value="153.047" calcext:value-type="float">
            <text:p>153.047</text:p>
          </table:table-cell>
          <table:table-cell office:value-type="float" office:value="38.067" calcext:value-type="float">
            <text:p>38.06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9" calcext:value-type="float">
            <text:p>1.59</text:p>
          </table:table-cell>
          <table:table-cell office:value-type="float" office:value="2.194" calcext:value-type="float">
            <text:p>2.194</text:p>
          </table:table-cell>
          <table:table-cell office:value-type="float" office:value="12.24" calcext:value-type="float">
            <text:p>12.24</text:p>
          </table:table-cell>
          <table:table-cell office:value-type="float" office:value="16.238" calcext:value-type="float">
            <text:p>16.238</text:p>
          </table:table-cell>
          <table:table-cell office:value-type="float" office:value="145.52" calcext:value-type="float">
            <text:p>145.52</text:p>
          </table:table-cell>
          <table:table-cell office:value-type="float" office:value="39.264" calcext:value-type="float">
            <text:p>39.2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91" calcext:value-type="float">
            <text:p>1.91</text:p>
          </table:table-cell>
          <table:table-cell office:value-type="float" office:value="2.384" calcext:value-type="float">
            <text:p>2.384</text:p>
          </table:table-cell>
          <table:table-cell office:value-type="float" office:value="13.17" calcext:value-type="float">
            <text:p>13.17</text:p>
          </table:table-cell>
          <table:table-cell office:value-type="float" office:value="17.155" calcext:value-type="float">
            <text:p>17.155</text:p>
          </table:table-cell>
          <table:table-cell office:value-type="float" office:value="138" calcext:value-type="float">
            <text:p>138</text:p>
          </table:table-cell>
          <table:table-cell office:value-type="float" office:value="39.873" calcext:value-type="float">
            <text:p>39.87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37" calcext:value-type="float">
            <text:p>2.37</text:p>
          </table:table-cell>
          <table:table-cell office:value-type="float" office:value="2.917" calcext:value-type="float">
            <text:p>2.917</text:p>
          </table:table-cell>
          <table:table-cell office:value-type="float" office:value="13.18" calcext:value-type="float">
            <text:p>13.18</text:p>
          </table:table-cell>
          <table:table-cell office:value-type="float" office:value="17.722" calcext:value-type="float">
            <text:p>17.722</text:p>
          </table:table-cell>
          <table:table-cell office:value-type="float" office:value="132.813" calcext:value-type="float">
            <text:p>132.813</text:p>
          </table:table-cell>
          <table:table-cell office:value-type="float" office:value="42.049" calcext:value-type="float">
            <text:p>42.04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67" calcext:value-type="float">
            <text:p>2.67</text:p>
          </table:table-cell>
          <table:table-cell office:value-type="float" office:value="3.275" calcext:value-type="float">
            <text:p>3.275</text:p>
          </table:table-cell>
          <table:table-cell office:value-type="float" office:value="13.45" calcext:value-type="float">
            <text:p>13.45</text:p>
          </table:table-cell>
          <table:table-cell office:value-type="float" office:value="17.867" calcext:value-type="float">
            <text:p>17.867</text:p>
          </table:table-cell>
          <table:table-cell office:value-type="float" office:value="134.75" calcext:value-type="float">
            <text:p>134.75</text:p>
          </table:table-cell>
          <table:table-cell office:value-type="float" office:value="44.942" calcext:value-type="float">
            <text:p>44.94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92" calcext:value-type="float">
            <text:p>2.92</text:p>
          </table:table-cell>
          <table:table-cell office:value-type="float" office:value="3.516" calcext:value-type="float">
            <text:p>3.516</text:p>
          </table:table-cell>
          <table:table-cell office:value-type="float" office:value="13.61" calcext:value-type="float">
            <text:p>13.61</text:p>
          </table:table-cell>
          <table:table-cell office:value-type="float" office:value="17.696" calcext:value-type="float">
            <text:p>17.696</text:p>
          </table:table-cell>
          <table:table-cell office:value-type="float" office:value="133.221" calcext:value-type="float">
            <text:p>133.221</text:p>
          </table:table-cell>
          <table:table-cell office:value-type="float" office:value="46.881" calcext:value-type="float">
            <text:p>46.88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32" calcext:value-type="float">
            <text:p>3.32</text:p>
          </table:table-cell>
          <table:table-cell office:value-type="float" office:value="4.038" calcext:value-type="float">
            <text:p>4.038</text:p>
          </table:table-cell>
          <table:table-cell office:value-type="float" office:value="13.99" calcext:value-type="float">
            <text:p>13.99</text:p>
          </table:table-cell>
          <table:table-cell office:value-type="float" office:value="18.225" calcext:value-type="float">
            <text:p>18.225</text:p>
          </table:table-cell>
          <table:table-cell office:value-type="float" office:value="154.668" calcext:value-type="float">
            <text:p>154.668</text:p>
          </table:table-cell>
          <table:table-cell office:value-type="float" office:value="56.822" calcext:value-type="float">
            <text:p>56.82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21" calcext:value-type="float">
            <text:p>4.21</text:p>
          </table:table-cell>
          <table:table-cell office:value-type="float" office:value="5.02" calcext:value-type="float">
            <text:p>5.02</text:p>
          </table:table-cell>
          <table:table-cell office:value-type="float" office:value="18.12" calcext:value-type="float">
            <text:p>18.12</text:p>
          </table:table-cell>
          <table:table-cell office:value-type="float" office:value="23.552" calcext:value-type="float">
            <text:p>23.552</text:p>
          </table:table-cell>
          <table:table-cell office:value-type="float" office:value="185.96" calcext:value-type="float">
            <text:p>185.96</text:p>
          </table:table-cell>
          <table:table-cell office:value-type="float" office:value="105.293" calcext:value-type="float">
            <text:p>105.293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.32" calcext:value-type="float">
            <text:p>5.32</text:p>
          </table:table-cell>
          <table:table-cell office:value-type="float" office:value="6.134" calcext:value-type="float">
            <text:p>6.134</text:p>
          </table:table-cell>
          <table:table-cell office:value-type="float" office:value="20.15" calcext:value-type="float">
            <text:p>20.15</text:p>
          </table:table-cell>
          <table:table-cell office:value-type="float" office:value="26.892" calcext:value-type="float">
            <text:p>26.892</text:p>
          </table:table-cell>
          <table:table-cell office:value-type="float" office:value="219.72" calcext:value-type="float">
            <text:p>219.72</text:p>
          </table:table-cell>
          <table:table-cell office:value-type="float" office:value="237.875" calcext:value-type="float">
            <text:p>237.875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.33" calcext:value-type="float">
            <text:p>7.33</text:p>
          </table:table-cell>
          <table:table-cell office:value-type="float" office:value="9.452" calcext:value-type="float">
            <text:p>9.452</text:p>
          </table:table-cell>
          <table:table-cell office:value-type="float" office:value="24.98" calcext:value-type="float">
            <text:p>24.98</text:p>
          </table:table-cell>
          <table:table-cell office:value-type="float" office:value="31.987" calcext:value-type="float">
            <text:p>31.987</text:p>
          </table:table-cell>
          <table:table-cell office:value-type="float" office:value="251.164" calcext:value-type="float">
            <text:p>251.164</text:p>
          </table:table-cell>
          <table:table-cell office:value-type="float" office:value="245.072" calcext:value-type="float">
            <text:p>245.072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.46" calcext:value-type="float">
            <text:p>9.46</text:p>
          </table:table-cell>
          <table:table-cell office:value-type="float" office:value="17.145" calcext:value-type="float">
            <text:p>17.145</text:p>
          </table:table-cell>
          <table:table-cell office:value-type="float" office:value="33.87" calcext:value-type="float">
            <text:p>33.87</text:p>
          </table:table-cell>
          <table:table-cell office:value-type="float" office:value="45.79" calcext:value-type="float">
            <text:p>45.79</text:p>
          </table:table-cell>
          <table:table-cell office:value-type="float" office:value="353.473" calcext:value-type="float">
            <text:p>353.473</text:p>
          </table:table-cell>
          <table:table-cell office:value-type="float" office:value="275.103" calcext:value-type="float">
            <text:p>275.103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.04" calcext:value-type="float">
            <text:p>13.04</text:p>
          </table:table-cell>
          <table:table-cell office:value-type="float" office:value="27.179" calcext:value-type="float">
            <text:p>27.179</text:p>
          </table:table-cell>
          <table:table-cell office:value-type="float" office:value="47.16" calcext:value-type="float">
            <text:p>47.16</text:p>
          </table:table-cell>
          <table:table-cell office:value-type="float" office:value="63.084" calcext:value-type="float">
            <text:p>63.084</text:p>
          </table:table-cell>
          <table:table-cell office:value-type="float" office:value="475.779" calcext:value-type="float">
            <text:p>475.779</text:p>
          </table:table-cell>
          <table:table-cell office:value-type="float" office:value="415.754" calcext:value-type="float">
            <text:p>415.754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.1" calcext:value-type="float">
            <text:p>20.1</text:p>
          </table:table-cell>
          <table:table-cell office:value-type="float" office:value="46.181" calcext:value-type="float">
            <text:p>46.181</text:p>
          </table:table-cell>
          <table:table-cell office:value-type="float" office:value="499.88" calcext:value-type="float">
            <text:p>499.88</text:p>
          </table:table-cell>
          <table:table-cell office:value-type="float" office:value="514.292" calcext:value-type="float">
            <text:p>514.292</text:p>
          </table:table-cell>
          <table:table-cell office:value-type="float" office:value="714.006" calcext:value-type="float">
            <text:p>714.006</text:p>
          </table:table-cell>
          <table:table-cell office:value-type="float" office:value="801.56" calcext:value-type="float">
            <text:p>801.56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formula="of:=1000000/[.B2]" office:value-type="float" office:value="657894.736842105" calcext:value-type="float">
            <text:p>657894.736842105</text:p>
          </table:table-cell>
          <table:table-cell table:formula="of:=1000000/[.C2]" office:value-type="float" office:value="194893.782888326" calcext:value-type="float">
            <text:p>194893.782888326</text:p>
          </table:table-cell>
          <table:table-cell table:formula="of:=1000000/[.D2]" office:value-type="float" office:value="72358.9001447178" calcext:value-type="float">
            <text:p>72358.9001447178</text:p>
          </table:table-cell>
          <table:table-cell table:formula="of:=1000000/[.E2]" office:value-type="float" office:value="50602.1657726951" calcext:value-type="float">
            <text:p>50602.1657726951</text:p>
          </table:table-cell>
          <table:table-cell table:formula="of:=1000000/[.F2]" office:value-type="float" office:value="5595.97090095132" calcext:value-type="float">
            <text:p>5595.97090095132</text:p>
          </table:table-cell>
          <table:table-cell table:number-columns-repeated="2"/>
        </table:table-row>
        <table:table-row table:style-name="ro1">
          <table:table-cell/>
          <table:table-cell table:formula="of:=1000000/[.B3]" office:value-type="float" office:value="657894.736842105" calcext:value-type="float">
            <text:p>657894.736842105</text:p>
          </table:table-cell>
          <table:table-cell table:formula="of:=1000000/[.C3]" office:value-type="float" office:value="438020.148926851" calcext:value-type="float">
            <text:p>438020.148926851</text:p>
          </table:table-cell>
          <table:table-cell table:formula="of:=1000000/[.D3]" office:value-type="float" office:value="74128.9844329133" calcext:value-type="float">
            <text:p>74128.9844329133</text:p>
          </table:table-cell>
          <table:table-cell table:formula="of:=1000000/[.E3]" office:value-type="float" office:value="56895.7669549386" calcext:value-type="float">
            <text:p>56895.7669549386</text:p>
          </table:table-cell>
          <table:table-cell table:formula="of:=1000000/[.F3]" office:value-type="float" office:value="6811.94269793803" calcext:value-type="float">
            <text:p>6811.94269793803</text:p>
          </table:table-cell>
          <table:table-cell table:number-columns-repeated="2"/>
        </table:table-row>
        <table:table-row table:style-name="ro1">
          <table:table-cell/>
          <table:table-cell table:formula="of:=1000000/[.B4]" office:value-type="float" office:value="641025.641025641" calcext:value-type="float">
            <text:p>641025.641025641</text:p>
          </table:table-cell>
          <table:table-cell table:formula="of:=1000000/[.C4]" office:value-type="float" office:value="481231.953801732" calcext:value-type="float">
            <text:p>481231.953801732</text:p>
          </table:table-cell>
          <table:table-cell table:formula="of:=1000000/[.D4]" office:value-type="float" office:value="81699.3464052288" calcext:value-type="float">
            <text:p>81699.3464052288</text:p>
          </table:table-cell>
          <table:table-cell table:formula="of:=1000000/[.E4]" office:value-type="float" office:value="62042.4370269264" calcext:value-type="float">
            <text:p>62042.4370269264</text:p>
          </table:table-cell>
          <table:table-cell table:formula="of:=1000000/[.F4]" office:value-type="float" office:value="7136.68900450325" calcext:value-type="float">
            <text:p>7136.68900450325</text:p>
          </table:table-cell>
          <table:table-cell table:number-columns-repeated="2"/>
        </table:table-row>
        <table:table-row table:style-name="ro1">
          <table:table-cell/>
          <table:table-cell table:formula="of:=1000000/[.B5]" office:value-type="float" office:value="636942.675159236" calcext:value-type="float">
            <text:p>636942.675159236</text:p>
          </table:table-cell>
          <table:table-cell table:formula="of:=1000000/[.C5]" office:value-type="float" office:value="459136.822773186" calcext:value-type="float">
            <text:p>459136.822773186</text:p>
          </table:table-cell>
          <table:table-cell table:formula="of:=1000000/[.D5]" office:value-type="float" office:value="81900.0819000819" calcext:value-type="float">
            <text:p>81900.0819000819</text:p>
          </table:table-cell>
          <table:table-cell table:formula="of:=1000000/[.E5]" office:value-type="float" office:value="62492.1884764405" calcext:value-type="float">
            <text:p>62492.1884764405</text:p>
          </table:table-cell>
          <table:table-cell table:formula="of:=1000000/[.F5]" office:value-type="float" office:value="6533.94055420884" calcext:value-type="float">
            <text:p>6533.94055420884</text:p>
          </table:table-cell>
          <table:table-cell table:number-columns-repeated="2"/>
        </table:table-row>
        <table:table-row table:style-name="ro1">
          <table:table-cell/>
          <table:table-cell table:formula="of:=1000000/[.B6]" office:value-type="float" office:value="628930.817610063" calcext:value-type="float">
            <text:p>628930.817610063</text:p>
          </table:table-cell>
          <table:table-cell table:formula="of:=1000000/[.C6]" office:value-type="float" office:value="455788.514129444" calcext:value-type="float">
            <text:p>455788.514129444</text:p>
          </table:table-cell>
          <table:table-cell table:formula="of:=1000000/[.D6]" office:value-type="float" office:value="81699.3464052288" calcext:value-type="float">
            <text:p>81699.3464052288</text:p>
          </table:table-cell>
          <table:table-cell table:formula="of:=1000000/[.E6]" office:value-type="float" office:value="61583.9389087326" calcext:value-type="float">
            <text:p>61583.9389087326</text:p>
          </table:table-cell>
          <table:table-cell table:formula="of:=1000000/[.F6]" office:value-type="float" office:value="6871.9076415613" calcext:value-type="float">
            <text:p>6871.9076415613</text:p>
          </table:table-cell>
          <table:table-cell table:number-columns-repeated="2"/>
        </table:table-row>
        <table:table-row table:style-name="ro1">
          <table:table-cell/>
          <table:table-cell table:formula="of:=1000000/[.B7]" office:value-type="float" office:value="523560.209424084" calcext:value-type="float">
            <text:p>523560.209424084</text:p>
          </table:table-cell>
          <table:table-cell table:formula="of:=1000000/[.C7]" office:value-type="float" office:value="419463.087248322" calcext:value-type="float">
            <text:p>419463.087248322</text:p>
          </table:table-cell>
          <table:table-cell table:formula="of:=1000000/[.D7]" office:value-type="float" office:value="75930.1442672741" calcext:value-type="float">
            <text:p>75930.1442672741</text:p>
          </table:table-cell>
          <table:table-cell table:formula="of:=1000000/[.E7]" office:value-type="float" office:value="58292.0431361119" calcext:value-type="float">
            <text:p>58292.0431361119</text:p>
          </table:table-cell>
          <table:table-cell table:formula="of:=1000000/[.F7]" office:value-type="float" office:value="7246.3768115942" calcext:value-type="float">
            <text:p>7246.3768115942</text:p>
          </table:table-cell>
          <table:table-cell table:number-columns-repeated="2"/>
        </table:table-row>
        <table:table-row table:style-name="ro1">
          <table:table-cell/>
          <table:table-cell table:formula="of:=1000000/[.B8]" office:value-type="float" office:value="421940.928270042" calcext:value-type="float">
            <text:p>421940.928270042</text:p>
          </table:table-cell>
          <table:table-cell table:formula="of:=1000000/[.C8]" office:value-type="float" office:value="342817.963661296" calcext:value-type="float">
            <text:p>342817.963661296</text:p>
          </table:table-cell>
          <table:table-cell table:formula="of:=1000000/[.D8]" office:value-type="float" office:value="75872.5341426404" calcext:value-type="float">
            <text:p>75872.5341426404</text:p>
          </table:table-cell>
          <table:table-cell table:formula="of:=1000000/[.E8]" office:value-type="float" office:value="56427.0398374901" calcext:value-type="float">
            <text:p>56427.0398374901</text:p>
          </table:table-cell>
          <table:table-cell table:formula="of:=1000000/[.F8]" office:value-type="float" office:value="7529.38341879184" calcext:value-type="float">
            <text:p>7529.38341879184</text:p>
          </table:table-cell>
          <table:table-cell table:number-columns-repeated="2"/>
        </table:table-row>
        <table:table-row table:style-name="ro1">
          <table:table-cell/>
          <table:table-cell table:formula="of:=1000000/[.B9]" office:value-type="float" office:value="374531.835205992" calcext:value-type="float">
            <text:p>374531.835205992</text:p>
          </table:table-cell>
          <table:table-cell table:formula="of:=1000000/[.C9]" office:value-type="float" office:value="305343.511450382" calcext:value-type="float">
            <text:p>305343.511450382</text:p>
          </table:table-cell>
          <table:table-cell table:formula="of:=1000000/[.D9]" office:value-type="float" office:value="74349.4423791822" calcext:value-type="float">
            <text:p>74349.4423791822</text:p>
          </table:table-cell>
          <table:table-cell table:formula="of:=1000000/[.E9]" office:value-type="float" office:value="55969.1050540102" calcext:value-type="float">
            <text:p>55969.1050540102</text:p>
          </table:table-cell>
          <table:table-cell table:formula="of:=1000000/[.F9]" office:value-type="float" office:value="7421.15027829314" calcext:value-type="float">
            <text:p>7421.15027829314</text:p>
          </table:table-cell>
          <table:table-cell table:number-columns-repeated="2"/>
        </table:table-row>
        <table:table-row table:style-name="ro1">
          <table:table-cell/>
          <table:table-cell table:formula="of:=1000000/[.B10]" office:value-type="float" office:value="342465.753424658" calcext:value-type="float">
            <text:p>342465.753424658</text:p>
          </table:table-cell>
          <table:table-cell table:formula="of:=1000000/[.C10]" office:value-type="float" office:value="284414.106939704" calcext:value-type="float">
            <text:p>284414.106939704</text:p>
          </table:table-cell>
          <table:table-cell table:formula="of:=1000000/[.D10]" office:value-type="float" office:value="73475.3857457752" calcext:value-type="float">
            <text:p>73475.3857457752</text:p>
          </table:table-cell>
          <table:table-cell table:formula="of:=1000000/[.E10]" office:value-type="float" office:value="56509.9457504521" calcext:value-type="float">
            <text:p>56509.9457504521</text:p>
          </table:table-cell>
          <table:table-cell table:formula="of:=1000000/[.F10]" office:value-type="float" office:value="7506.32407803574" calcext:value-type="float">
            <text:p>7506.32407803574</text:p>
          </table:table-cell>
          <table:table-cell table:number-columns-repeated="2"/>
        </table:table-row>
        <table:table-row table:style-name="ro1">
          <table:table-cell/>
          <table:table-cell table:formula="of:=1000000/[.B11]" office:value-type="float" office:value="301204.819277108" calcext:value-type="float">
            <text:p>301204.819277108</text:p>
          </table:table-cell>
          <table:table-cell table:formula="of:=1000000/[.C11]" office:value-type="float" office:value="247647.350173353" calcext:value-type="float">
            <text:p>247647.350173353</text:p>
          </table:table-cell>
          <table:table-cell table:formula="of:=1000000/[.D11]" office:value-type="float" office:value="71479.6283059328" calcext:value-type="float">
            <text:p>71479.6283059328</text:p>
          </table:table-cell>
          <table:table-cell table:formula="of:=1000000/[.E11]" office:value-type="float" office:value="54869.6844993141" calcext:value-type="float">
            <text:p>54869.6844993141</text:p>
          </table:table-cell>
          <table:table-cell table:formula="of:=1000000/[.F11]" office:value-type="float" office:value="6465.4615046422" calcext:value-type="float">
            <text:p>6465.4615046422</text:p>
          </table:table-cell>
          <table:table-cell table:number-columns-repeated="2"/>
        </table:table-row>
        <table:table-row table:style-name="ro1">
          <table:table-cell/>
          <table:table-cell table:formula="of:=1000000/[.B12]" office:value-type="float" office:value="237529.691211401" calcext:value-type="float">
            <text:p>237529.691211401</text:p>
          </table:table-cell>
          <table:table-cell table:formula="of:=1000000/[.C12]" office:value-type="float" office:value="199203.187250996" calcext:value-type="float">
            <text:p>199203.187250996</text:p>
          </table:table-cell>
          <table:table-cell table:formula="of:=1000000/[.D12]" office:value-type="float" office:value="55187.6379690949" calcext:value-type="float">
            <text:p>55187.6379690949</text:p>
          </table:table-cell>
          <table:table-cell table:formula="of:=1000000/[.E12]" office:value-type="float" office:value="42459.2391304348" calcext:value-type="float">
            <text:p>42459.2391304348</text:p>
          </table:table-cell>
          <table:table-cell table:formula="of:=1000000/[.F12]" office:value-type="float" office:value="5377.50053775005" calcext:value-type="float">
            <text:p>5377.50053775005</text:p>
          </table:table-cell>
          <table:table-cell table:number-columns-repeated="2"/>
        </table:table-row>
        <table:table-row table:style-name="ro1">
          <table:table-cell/>
          <table:table-cell table:formula="of:=1000000/[.B13]" office:value-type="float" office:value="187969.92481203" calcext:value-type="float">
            <text:p>187969.92481203</text:p>
          </table:table-cell>
          <table:table-cell table:formula="of:=1000000/[.C13]" office:value-type="float" office:value="163025.758069775" calcext:value-type="float">
            <text:p>163025.758069775</text:p>
          </table:table-cell>
          <table:table-cell table:formula="of:=1000000/[.D13]" office:value-type="float" office:value="49627.7915632754" calcext:value-type="float">
            <text:p>49627.7915632754</text:p>
          </table:table-cell>
          <table:table-cell table:formula="of:=1000000/[.E13]" office:value-type="float" office:value="37185.7801576677" calcext:value-type="float">
            <text:p>37185.7801576677</text:p>
          </table:table-cell>
          <table:table-cell table:formula="of:=1000000/[.F13]" office:value-type="float" office:value="4551.24704168942" calcext:value-type="float">
            <text:p>4551.24704168942</text:p>
          </table:table-cell>
          <table:table-cell table:number-columns-repeated="2"/>
        </table:table-row>
        <table:table-row table:style-name="ro1">
          <table:table-cell/>
          <table:table-cell table:formula="of:=1000000/[.B14]" office:value-type="float" office:value="136425.648021828" calcext:value-type="float">
            <text:p>136425.648021828</text:p>
          </table:table-cell>
          <table:table-cell table:formula="of:=1000000/[.C14]" office:value-type="float" office:value="105797.714769361" calcext:value-type="float">
            <text:p>105797.714769361</text:p>
          </table:table-cell>
          <table:table-cell table:formula="of:=1000000/[.D14]" office:value-type="float" office:value="40032.0256204964" calcext:value-type="float">
            <text:p>40032.0256204964</text:p>
          </table:table-cell>
          <table:table-cell table:formula="of:=1000000/[.E14]" office:value-type="float" office:value="31262.7004720668" calcext:value-type="float">
            <text:p>31262.7004720668</text:p>
          </table:table-cell>
          <table:table-cell table:formula="of:=1000000/[.F14]" office:value-type="float" office:value="3981.46231147776" calcext:value-type="float">
            <text:p>3981.46231147776</text:p>
          </table:table-cell>
          <table:table-cell table:number-columns-repeated="2"/>
        </table:table-row>
        <table:table-row table:style-name="ro1">
          <table:table-cell/>
          <table:table-cell table:formula="of:=1000000/[.B15]" office:value-type="float" office:value="105708.245243129" calcext:value-type="float">
            <text:p>105708.245243129</text:p>
          </table:table-cell>
          <table:table-cell table:formula="of:=1000000/[.C15]" office:value-type="float" office:value="58326.0425780111" calcext:value-type="float">
            <text:p>58326.0425780111</text:p>
          </table:table-cell>
          <table:table-cell table:formula="of:=1000000/[.D15]" office:value-type="float" office:value="29524.6530853262" calcext:value-type="float">
            <text:p>29524.6530853262</text:p>
          </table:table-cell>
          <table:table-cell table:formula="of:=1000000/[.E15]" office:value-type="float" office:value="21838.8294387421" calcext:value-type="float">
            <text:p>21838.8294387421</text:p>
          </table:table-cell>
          <table:table-cell table:formula="of:=1000000/[.F15]" office:value-type="float" office:value="2829.07039575866" calcext:value-type="float">
            <text:p>2829.07039575866</text:p>
          </table:table-cell>
          <table:table-cell table:number-columns-repeated="2"/>
        </table:table-row>
        <table:table-row table:style-name="ro1">
          <table:table-cell/>
          <table:table-cell table:formula="of:=1000000/[.B16]" office:value-type="float" office:value="76687.1165644172" calcext:value-type="float">
            <text:p>76687.1165644172</text:p>
          </table:table-cell>
          <table:table-cell table:formula="of:=1000000/[.C16]" office:value-type="float" office:value="36793.1123293719" calcext:value-type="float">
            <text:p>36793.1123293719</text:p>
          </table:table-cell>
          <table:table-cell table:formula="of:=1000000/[.D16]" office:value-type="float" office:value="21204.4105173876" calcext:value-type="float">
            <text:p>21204.4105173876</text:p>
          </table:table-cell>
          <table:table-cell table:formula="of:=1000000/[.E16]" office:value-type="float" office:value="15851.8800329719" calcext:value-type="float">
            <text:p>15851.8800329719</text:p>
          </table:table-cell>
          <table:table-cell table:formula="of:=1000000/[.F16]" office:value-type="float" office:value="2101.81617936059" calcext:value-type="float">
            <text:p>2101.81617936059</text:p>
          </table:table-cell>
          <table:table-cell table:number-columns-repeated="2"/>
        </table:table-row>
        <table:table-row table:style-name="ro1">
          <table:table-cell/>
          <table:table-cell table:formula="of:=1000000/[.B17]" office:value-type="float" office:value="49751.2437810945" calcext:value-type="float">
            <text:p>49751.2437810945</text:p>
          </table:table-cell>
          <table:table-cell table:formula="of:=1000000/[.C17]" office:value-type="float" office:value="21653.9269396505" calcext:value-type="float">
            <text:p>21653.9269396505</text:p>
          </table:table-cell>
          <table:table-cell table:formula="of:=1000000/[.D17]" office:value-type="float" office:value="2000.48011522765" calcext:value-type="float">
            <text:p>2000.48011522765</text:p>
          </table:table-cell>
          <table:table-cell table:formula="of:=1000000/[.E17]" office:value-type="float" office:value="1944.42067930281" calcext:value-type="float">
            <text:p>1944.42067930281</text:p>
          </table:table-cell>
          <table:table-cell table:formula="of:=1000000/[.F17]" office:value-type="float" office:value="1400.54845477489" calcext:value-type="float">
            <text:p>1400.54845477489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705.54pt" svg:height="279.33pt" svg:x="0pt" svg:y="0pt">
            <loext:p draw:notify-on-update-of-ranges="osu_lat.A2:osu_lat.A17 osu_lat.B1:osu_lat.B1 osu_lat.B2:osu_lat.B17 osu_lat.C1:osu_lat.C1 osu_lat.C2:osu_lat.C17 osu_lat.D1:osu_lat.D1 osu_lat.D2:osu_lat.D17 osu_lat.E1:osu_lat.E1 osu_lat.E2:osu_lat.E17 osu_lat.F1:osu_lat.F1 osu_lat.F2:osu_lat.F17 osu_lat.G1:osu_lat.G1 osu_lat.G2:osu_lat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 style:data-style-name="N2" text:time-value="16:29:42.880912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8-05-20T17:32:19.275109241</dc:date>
    <meta:editing-duration>PT15H35M44S</meta:editing-duration>
    <meta:editing-cycles>33</meta:editing-cycles>
    <meta:document-statistic meta:table-count="5" meta:cell-count="3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e3d200" draw:fill-color="#e3d2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1cm" svg:height="9.855cm" xlink:href=".." xlink:type="simple" chart:class="chart:line" chart:style-name="ch1">
        <chart:legend svg:x="15.869cm" svg:y="2.757cm" style:legend-expansion="custom" chartooo:width="8.111cm" chartooo:height="3.295cm" style:legend-expansion-aspect-ratio="2.46160849772382" chart:style-name="ch2"/>
        <chart:plot-area chart:style-name="ch3" table:cell-range-address="osu_lat.A1:osu_lat.G17" chart:data-source-has-labels="both" svg:x="1.287cm" svg:y="0.303cm" svg:width="14.42cm" svg:height="8.808cm">
          <chartooo:coordinate-region svg:x="2.491cm" svg:y="0.542cm" svg:width="13.048cm" svg:height="7.141cm"/>
          <chart:axis chart:dimension="x" chart:name="primary-x" chart:style-name="ch4" chartooo:axis-type="auto">
            <chartooo:date-scale/>
            <chart:title svg:x="7.936cm" svg:y="8.81cm" chart:style-name="ch5">
              <text:p>Size (bytes)</text:p>
            </chart:title>
            <chart:categories table:cell-range-address="osu_lat.A2:osu_lat.A17"/>
          </chart:axis>
          <chart:axis chart:dimension="y" chart:name="primary-y" chart:style-name="ch6">
            <chart:title svg:x="0.5cm" svg:y="6.669cm" chart:style-name="ch7">
              <text:p>Average Latency (us)</text:p>
            </chart:title>
            <chart:grid chart:style-name="ch8" chart:class="major"/>
          </chart:axis>
          <chart:series chart:style-name="ch9" chart:values-cell-range-address="osu_lat.B2:osu_lat.B17" chart:label-cell-address="osu_lat.B1:osu_lat.B1" chart:class="chart:line">
            <chart:data-point chart:repeated="16"/>
          </chart:series>
          <chart:series chart:style-name="ch10" chart:values-cell-range-address="osu_lat.C2:osu_lat.C17" chart:label-cell-address="osu_lat.C1:osu_lat.C1" chart:class="chart:line">
            <chart:data-point chart:repeated="16"/>
          </chart:series>
          <chart:series chart:style-name="ch11" chart:values-cell-range-address="osu_lat.D2:osu_lat.D17" chart:label-cell-address="osu_lat.D1:osu_lat.D1" chart:class="chart:line">
            <chart:data-point chart:repeated="16"/>
          </chart:series>
          <chart:series chart:style-name="ch12" chart:values-cell-range-address="osu_lat.E2:osu_lat.E17" chart:label-cell-address="osu_lat.E1:osu_lat.E1" chart:class="chart:line">
            <chart:data-point chart:repeated="16"/>
          </chart:series>
          <chart:series chart:style-name="ch13" chart:values-cell-range-address="osu_lat.F2:osu_lat.F17" chart:label-cell-address="osu_lat.F1:osu_lat.F1" chart:class="chart:line">
            <chart:data-point chart:repeated="16"/>
          </chart:series>
          <chart:series chart:style-name="ch14" chart:values-cell-range-address="osu_lat.G2:osu_lat.G17" chart:label-cell-address="osu_lat.G1:osu_lat.G1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_mpi_infiniband</text:p>
                <draw:g>
                  <svg:desc>osu_lat.B1:osu_lat.B1</svg:desc>
                </draw:g>
              </table:table-cell>
              <table:table-cell office:value-type="string">
                <text:p>java_mpi_infiniband</text:p>
                <draw:g>
                  <svg:desc>osu_lat.C1:osu_lat.C1</svg:desc>
                </draw:g>
              </table:table-cell>
              <table:table-cell office:value-type="string">
                <text:p>c_mpi_tcp</text:p>
                <draw:g>
                  <svg:desc>osu_lat.D1:osu_lat.D1</svg:desc>
                </draw:g>
              </table:table-cell>
              <table:table-cell office:value-type="string">
                <text:p>java_mpi_tcp</text:p>
                <draw:g>
                  <svg:desc>osu_lat.E1:osu_lat.E1</svg:desc>
                </draw:g>
              </table:table-cell>
              <table:table-cell office:value-type="string">
                <text:p>java_socket_tcp_open_close</text:p>
                <draw:g>
                  <svg:desc>osu_lat.F1:osu_lat.F1</svg:desc>
                </draw:g>
              </table:table-cell>
              <table:table-cell office:value-type="string">
                <text:p>java_socket_tcp_always_open</text:p>
                <draw:g>
                  <svg:desc>osu_lat.G1:osu_lat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su_lat.A2:osu_lat.A17</svg:desc>
                </draw:g>
              </table:table-cell>
              <table:table-cell office:value-type="float" office:value="1.52">
                <text:p>1.52</text:p>
                <draw:g>
                  <svg:desc>osu_lat.B2:osu_lat.B17</svg:desc>
                </draw:g>
              </table:table-cell>
              <table:table-cell office:value-type="float" office:value="5.131">
                <text:p>5.131</text:p>
                <draw:g>
                  <svg:desc>osu_lat.C2:osu_lat.C17</svg:desc>
                </draw:g>
              </table:table-cell>
              <table:table-cell office:value-type="float" office:value="13.82">
                <text:p>13.82</text:p>
                <draw:g>
                  <svg:desc>osu_lat.D2:osu_lat.D17</svg:desc>
                </draw:g>
              </table:table-cell>
              <table:table-cell office:value-type="float" office:value="19.762">
                <text:p>19.762</text:p>
                <draw:g>
                  <svg:desc>osu_lat.E2:osu_lat.E17</svg:desc>
                </draw:g>
              </table:table-cell>
              <table:table-cell office:value-type="float" office:value="178.7">
                <text:p>178.7</text:p>
                <draw:g>
                  <svg:desc>osu_lat.F2:osu_lat.F17</svg:desc>
                </draw:g>
              </table:table-cell>
              <table:table-cell office:value-type="float" office:value="43.099">
                <text:p>43.099</text:p>
                <draw:g>
                  <svg:desc>osu_lat.G2:osu_lat.G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2">
                <text:p>1.52</text:p>
              </table:table-cell>
              <table:table-cell office:value-type="float" office:value="2.283">
                <text:p>2.283</text:p>
              </table:table-cell>
              <table:table-cell office:value-type="float" office:value="13.49">
                <text:p>13.49</text:p>
              </table:table-cell>
              <table:table-cell office:value-type="float" office:value="17.576">
                <text:p>17.576</text:p>
              </table:table-cell>
              <table:table-cell office:value-type="float" office:value="146.801">
                <text:p>146.801</text:p>
              </table:table-cell>
              <table:table-cell office:value-type="float" office:value="37.86">
                <text:p>37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6">
                <text:p>1.56</text:p>
              </table:table-cell>
              <table:table-cell office:value-type="float" office:value="2.078">
                <text:p>2.078</text:p>
              </table:table-cell>
              <table:table-cell office:value-type="float" office:value="12.24">
                <text:p>12.24</text:p>
              </table:table-cell>
              <table:table-cell office:value-type="float" office:value="16.118">
                <text:p>16.118</text:p>
              </table:table-cell>
              <table:table-cell office:value-type="float" office:value="140.121">
                <text:p>140.121</text:p>
              </table:table-cell>
              <table:table-cell office:value-type="float" office:value="38.124">
                <text:p>38.1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7">
                <text:p>1.57</text:p>
              </table:table-cell>
              <table:table-cell office:value-type="float" office:value="2.178">
                <text:p>2.178</text:p>
              </table:table-cell>
              <table:table-cell office:value-type="float" office:value="12.21">
                <text:p>12.21</text:p>
              </table:table-cell>
              <table:table-cell office:value-type="float" office:value="16.002">
                <text:p>16.002</text:p>
              </table:table-cell>
              <table:table-cell office:value-type="float" office:value="153.047">
                <text:p>153.047</text:p>
              </table:table-cell>
              <table:table-cell office:value-type="float" office:value="38.067">
                <text:p>38.0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9">
                <text:p>1.59</text:p>
              </table:table-cell>
              <table:table-cell office:value-type="float" office:value="2.194">
                <text:p>2.194</text:p>
              </table:table-cell>
              <table:table-cell office:value-type="float" office:value="12.24">
                <text:p>12.24</text:p>
              </table:table-cell>
              <table:table-cell office:value-type="float" office:value="16.238">
                <text:p>16.238</text:p>
              </table:table-cell>
              <table:table-cell office:value-type="float" office:value="145.52">
                <text:p>145.52</text:p>
              </table:table-cell>
              <table:table-cell office:value-type="float" office:value="39.264">
                <text:p>39.2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91">
                <text:p>1.91</text:p>
              </table:table-cell>
              <table:table-cell office:value-type="float" office:value="2.384">
                <text:p>2.384</text:p>
              </table:table-cell>
              <table:table-cell office:value-type="float" office:value="13.17">
                <text:p>13.17</text:p>
              </table:table-cell>
              <table:table-cell office:value-type="float" office:value="17.155">
                <text:p>17.155</text:p>
              </table:table-cell>
              <table:table-cell office:value-type="float" office:value="138">
                <text:p>138</text:p>
              </table:table-cell>
              <table:table-cell office:value-type="float" office:value="39.873">
                <text:p>39.87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7">
                <text:p>2.37</text:p>
              </table:table-cell>
              <table:table-cell office:value-type="float" office:value="2.917">
                <text:p>2.917</text:p>
              </table:table-cell>
              <table:table-cell office:value-type="float" office:value="13.18">
                <text:p>13.18</text:p>
              </table:table-cell>
              <table:table-cell office:value-type="float" office:value="17.722">
                <text:p>17.722</text:p>
              </table:table-cell>
              <table:table-cell office:value-type="float" office:value="132.813">
                <text:p>132.813</text:p>
              </table:table-cell>
              <table:table-cell office:value-type="float" office:value="42.049">
                <text:p>42.04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67">
                <text:p>2.67</text:p>
              </table:table-cell>
              <table:table-cell office:value-type="float" office:value="3.275">
                <text:p>3.275</text:p>
              </table:table-cell>
              <table:table-cell office:value-type="float" office:value="13.45">
                <text:p>13.45</text:p>
              </table:table-cell>
              <table:table-cell office:value-type="float" office:value="17.867">
                <text:p>17.867</text:p>
              </table:table-cell>
              <table:table-cell office:value-type="float" office:value="134.75">
                <text:p>134.75</text:p>
              </table:table-cell>
              <table:table-cell office:value-type="float" office:value="44.942">
                <text:p>44.9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92">
                <text:p>2.92</text:p>
              </table:table-cell>
              <table:table-cell office:value-type="float" office:value="3.516">
                <text:p>3.516</text:p>
              </table:table-cell>
              <table:table-cell office:value-type="float" office:value="13.61">
                <text:p>13.61</text:p>
              </table:table-cell>
              <table:table-cell office:value-type="float" office:value="17.696">
                <text:p>17.696</text:p>
              </table:table-cell>
              <table:table-cell office:value-type="float" office:value="133.221">
                <text:p>133.221</text:p>
              </table:table-cell>
              <table:table-cell office:value-type="float" office:value="46.881">
                <text:p>46.88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32">
                <text:p>3.32</text:p>
              </table:table-cell>
              <table:table-cell office:value-type="float" office:value="4.038">
                <text:p>4.038</text:p>
              </table:table-cell>
              <table:table-cell office:value-type="float" office:value="13.99">
                <text:p>13.99</text:p>
              </table:table-cell>
              <table:table-cell office:value-type="float" office:value="18.225">
                <text:p>18.225</text:p>
              </table:table-cell>
              <table:table-cell office:value-type="float" office:value="154.668">
                <text:p>154.668</text:p>
              </table:table-cell>
              <table:table-cell office:value-type="float" office:value="56.822">
                <text:p>56.82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21">
                <text:p>4.21</text:p>
              </table:table-cell>
              <table:table-cell office:value-type="float" office:value="5.02">
                <text:p>5.02</text:p>
              </table:table-cell>
              <table:table-cell office:value-type="float" office:value="18.12">
                <text:p>18.12</text:p>
              </table:table-cell>
              <table:table-cell office:value-type="float" office:value="23.552">
                <text:p>23.552</text:p>
              </table:table-cell>
              <table:table-cell office:value-type="float" office:value="185.96">
                <text:p>185.96</text:p>
              </table:table-cell>
              <table:table-cell office:value-type="float" office:value="105.293">
                <text:p>105.29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.32">
                <text:p>5.32</text:p>
              </table:table-cell>
              <table:table-cell office:value-type="float" office:value="6.134">
                <text:p>6.134</text:p>
              </table:table-cell>
              <table:table-cell office:value-type="float" office:value="20.15">
                <text:p>20.15</text:p>
              </table:table-cell>
              <table:table-cell office:value-type="float" office:value="26.892">
                <text:p>26.892</text:p>
              </table:table-cell>
              <table:table-cell office:value-type="float" office:value="219.72">
                <text:p>219.72</text:p>
              </table:table-cell>
              <table:table-cell office:value-type="float" office:value="237.875">
                <text:p>237.87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.33">
                <text:p>7.33</text:p>
              </table:table-cell>
              <table:table-cell office:value-type="float" office:value="9.452">
                <text:p>9.452</text:p>
              </table:table-cell>
              <table:table-cell office:value-type="float" office:value="24.98">
                <text:p>24.98</text:p>
              </table:table-cell>
              <table:table-cell office:value-type="float" office:value="31.987">
                <text:p>31.987</text:p>
              </table:table-cell>
              <table:table-cell office:value-type="float" office:value="251.164">
                <text:p>251.164</text:p>
              </table:table-cell>
              <table:table-cell office:value-type="float" office:value="245.072">
                <text:p>245.07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.46">
                <text:p>9.46</text:p>
              </table:table-cell>
              <table:table-cell office:value-type="float" office:value="17.145">
                <text:p>17.145</text:p>
              </table:table-cell>
              <table:table-cell office:value-type="float" office:value="33.87">
                <text:p>33.87</text:p>
              </table:table-cell>
              <table:table-cell office:value-type="float" office:value="45.79">
                <text:p>45.79</text:p>
              </table:table-cell>
              <table:table-cell office:value-type="float" office:value="353.473">
                <text:p>353.473</text:p>
              </table:table-cell>
              <table:table-cell office:value-type="float" office:value="275.103">
                <text:p>275.10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3.04">
                <text:p>13.04</text:p>
              </table:table-cell>
              <table:table-cell office:value-type="float" office:value="27.179">
                <text:p>27.179</text:p>
              </table:table-cell>
              <table:table-cell office:value-type="float" office:value="47.16">
                <text:p>47.16</text:p>
              </table:table-cell>
              <table:table-cell office:value-type="float" office:value="63.084">
                <text:p>63.084</text:p>
              </table:table-cell>
              <table:table-cell office:value-type="float" office:value="475.779">
                <text:p>475.779</text:p>
              </table:table-cell>
              <table:table-cell office:value-type="float" office:value="415.754">
                <text:p>415.75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0.1">
                <text:p>20.1</text:p>
              </table:table-cell>
              <table:table-cell office:value-type="float" office:value="46.181">
                <text:p>46.181</text:p>
              </table:table-cell>
              <table:table-cell office:value-type="float" office:value="499.88">
                <text:p>499.88</text:p>
              </table:table-cell>
              <table:table-cell office:value-type="float" office:value="514.292">
                <text:p>514.292</text:p>
              </table:table-cell>
              <table:table-cell office:value-type="float" office:value="714.006">
                <text:p>714.006</text:p>
              </table:table-cell>
              <table:table-cell office:value-type="float" office:value="801.56">
                <text:p>801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46cm" svg:height="9.855cm" xlink:href=".." xlink:type="simple" chart:class="chart:line" chart:style-name="ch1">
        <chart:legend chart:legend-position="end" svg:x="9.378cm" svg:y="4.05cm" style:legend-expansion="high" chart:style-name="ch2"/>
        <chart:plot-area chart:style-name="ch3" table:cell-range-address="latency_pt2pt_roundtrip.A1:latency_pt2pt_roundtrip.D11" chart:data-source-has-labels="both" svg:x="1.487cm" svg:y="0.195cm" svg:width="7.719cm" svg:height="7.655cm">
          <chartooo:coordinate-region svg:x="2.347cm" svg:y="0.435cm" svg:width="6.619cm" svg:height="6.689cm"/>
          <chart:axis chart:dimension="x" chart:name="primary-x" chart:style-name="ch4" chartooo:axis-type="auto">
            <chartooo:date-scale/>
            <chart:title svg:x="3.53cm" svg:y="8.047cm" chart:style-name="ch5">
              <text:p>Number of Nodes

( b )</text:p>
            </chart:title>
            <chart:categories table:cell-range-address="latency_pt2pt_roundtrip.A2:latency_pt2pt_roundtrip.A11"/>
          </chart:axis>
          <chart:axis chart:dimension="y" chart:name="primary-y" chart:style-name="ch6">
            <chart:title svg:x="0.449cm" svg:y="6.301cm" chart:style-name="ch7">
              <text:p>Average Latency (ms)</text:p>
            </chart:title>
            <chart:grid chart:style-name="ch8" chart:class="major"/>
          </chart:axis>
          <chart:series chart:style-name="ch9" chart:values-cell-range-address="latency_pt2pt_roundtrip.B2:latency_pt2pt_roundtrip.B11" chart:label-cell-address="latency_pt2pt_roundtrip.B1:latency_pt2pt_roundtrip.B1" chart:class="chart:line">
            <chart:data-point chart:repeated="10"/>
          </chart:series>
          <chart:series chart:style-name="ch10" chart:values-cell-range-address="latency_pt2pt_roundtrip.C2:latency_pt2pt_roundtrip.C11" chart:label-cell-address="latency_pt2pt_roundtrip.C1:latency_pt2pt_roundtrip.C1" chart:class="chart:line">
            <chart:data-point chart:repeated="10"/>
          </chart:series>
          <chart:series chart:style-name="ch11" chart:values-cell-range-address="latency_pt2pt_roundtrip.D2:latency_pt2pt_roundtrip.D11" chart:label-cell-address="latency_pt2pt_roundtrip.D1:latency_pt2pt_roundtrip.D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1:latency_pt2pt_roundtrip.B1</svg:desc>
                </draw:g>
              </table:table-cell>
              <table:table-cell office:value-type="string">
                <text:p>mpi_infiniband</text:p>
                <draw:g>
                  <svg:desc>latency_pt2pt_roundtrip.C1:latency_pt2pt_roundtrip.C1</svg:desc>
                </draw:g>
              </table:table-cell>
              <table:table-cell office:value-type="string">
                <text:p>mpi_tcp</text:p>
                <draw:g>
                  <svg:desc>latency_pt2pt_roundtrip.D1:latency_pt2pt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:latency_pt2pt_roundtrip.A11</svg:desc>
                </draw:g>
              </table:table-cell>
              <table:table-cell office:value-type="float" office:value="0.580725047080979">
                <text:p>0.580725047080979</text:p>
                <draw:g>
                  <svg:desc>latency_pt2pt_roundtrip.B2:latency_pt2pt_roundtrip.B11</svg:desc>
                </draw:g>
              </table:table-cell>
              <table:table-cell office:value-type="float" office:value="1.86057788944724">
                <text:p>1.86057788944724</text:p>
                <draw:g>
                  <svg:desc>latency_pt2pt_roundtrip.C2:latency_pt2pt_roundtrip.C11</svg:desc>
                </draw:g>
              </table:table-cell>
              <table:table-cell office:value-type="float" office:value="1.66380208333333">
                <text:p>1.66380208333333</text:p>
                <draw:g>
                  <svg:desc>latency_pt2pt_roundtrip.D2:latency_pt2pt_roundtrip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78395445134576">
                <text:p>0.678395445134576</text:p>
              </table:table-cell>
              <table:table-cell office:value-type="float" office:value="2.15389896373057">
                <text:p>2.15389896373057</text:p>
              </table:table-cell>
              <table:table-cell office:value-type="float" office:value="2.25982916666667">
                <text:p>2.2598291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93905723905724">
                <text:p>0.693905723905724</text:p>
              </table:table-cell>
              <table:table-cell office:value-type="float" office:value="0.948606880992668">
                <text:p>0.948606880992668</text:p>
              </table:table-cell>
              <table:table-cell office:value-type="float" office:value="1.00705948372615">
                <text:p>1.007059483726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4297800338409">
                <text:p>0.764297800338409</text:p>
              </table:table-cell>
              <table:table-cell office:value-type="float" office:value="0.815446105072464">
                <text:p>0.815446105072464</text:p>
              </table:table-cell>
              <table:table-cell office:value-type="float" office:value="0.865770609318997">
                <text:p>0.8657706093189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77169179229481">
                <text:p>0.777169179229481</text:p>
              </table:table-cell>
              <table:table-cell office:value-type="float" office:value="0.818020484171322">
                <text:p>0.818020484171322</text:p>
              </table:table-cell>
              <table:table-cell office:value-type="float" office:value="0.905486772486773">
                <text:p>0.9054867724867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25586419753086">
                <text:p>0.825586419753086</text:p>
              </table:table-cell>
              <table:table-cell office:value-type="float" office:value="0.825203289882061">
                <text:p>0.825203289882061</text:p>
              </table:table-cell>
              <table:table-cell office:value-type="float" office:value="0.900174781523096">
                <text:p>0.9001747815230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19852724594993">
                <text:p>0.819852724594993</text:p>
              </table:table-cell>
              <table:table-cell office:value-type="float" office:value="0.822660747914985">
                <text:p>0.822660747914985</text:p>
              </table:table-cell>
              <table:table-cell office:value-type="float" office:value="0.86023033126294">
                <text:p>0.860230331262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55202170514671">
                <text:p>0.855202170514671</text:p>
              </table:table-cell>
              <table:table-cell office:value-type="float" office:value="0.819080706304868">
                <text:p>0.819080706304868</text:p>
              </table:table-cell>
              <table:table-cell office:value-type="float" office:value="0.836703344671202">
                <text:p>0.8367033446712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92217217217217">
                <text:p>0.892217217217217</text:p>
              </table:table-cell>
              <table:table-cell office:value-type="float" office:value="0.938169873784399">
                <text:p>0.938169873784399</text:p>
              </table:table-cell>
              <table:table-cell office:value-type="float" office:value="1.01267319132604">
                <text:p>1.012673191326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3400335008375">
                <text:p>0.953400335008375</text:p>
              </table:table-cell>
              <table:table-cell office:value-type="float" office:value="0.924017399267399">
                <text:p>0.924017399267399</text:p>
              </table:table-cell>
              <table:table-cell office:value-type="float" office:value="0.923683520599251">
                <text:p>0.923683520599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00a65d" draw:fill-color="#00a65d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32cm" svg:height="9.749cm" xlink:href=".." xlink:type="simple" chart:class="chart:line" chart:style-name="ch1">
        <chart:plot-area chart:style-name="ch2" table:cell-range-address="latency_leader_roundtrip.A1:latency_leader_roundtrip.D11" chart:data-source-has-labels="both" svg:x="1.38cm" svg:y="0.209cm" svg:width="7.346cm" svg:height="7.668cm">
          <chartooo:coordinate-region svg:x="1.869cm" svg:y="0.448cm" svg:width="6.617cm" svg:height="6.703cm"/>
          <chart:axis chart:dimension="x" chart:name="primary-x" chart:style-name="ch3" chartooo:axis-type="auto">
            <chartooo:date-scale/>
            <chart:title svg:x="3.237cm" svg:y="8.045cm" chart:style-name="ch4">
              <text:p>Number of Nodes

( a )</text:p>
            </chart:title>
            <chart:categories table:cell-range-address="latency_leader_roundtrip.A2:latency_leader_roundtrip.A11"/>
          </chart:axis>
          <chart:axis chart:dimension="y" chart:name="primary-y" chart:style-name="ch5">
            <chart:title svg:x="0.448cm" svg:y="6.322cm" chart:style-name="ch6">
              <text:p>Average Latency (ms)</text:p>
            </chart:title>
            <chart:grid chart:style-name="ch7" chart:class="major"/>
          </chart:axis>
          <chart:series chart:style-name="ch8" chart:values-cell-range-address="latency_leader_roundtrip.B2:latency_leader_roundtrip.B11" chart:label-cell-address="latency_leader_roundtrip.B1:latency_leader_roundtrip.B1" chart:class="chart:line">
            <chart:data-point chart:repeated="10"/>
          </chart:series>
          <chart:series chart:style-name="ch9" chart:values-cell-range-address="latency_leader_roundtrip.C2:latency_leader_roundtrip.C11" chart:label-cell-address="latency_leader_roundtrip.C1:latency_leader_roundtrip.C1" chart:class="chart:line">
            <chart:data-point chart:repeated="10"/>
          </chart:series>
          <chart:series chart:style-name="ch10" chart:values-cell-range-address="latency_leader_roundtrip.D2:latency_leader_roundtrip.D11" chart:label-cell-address="latency_leader_roundtrip.D1:latency_leader_roundtrip.D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leader_roundtrip.B1:latency_leader_roundtrip.B1</svg:desc>
                </draw:g>
              </table:table-cell>
              <table:table-cell office:value-type="string">
                <text:p>mpi_infiniband</text:p>
                <draw:g>
                  <svg:desc>latency_leader_roundtrip.C1:latency_leader_roundtrip.C1</svg:desc>
                </draw:g>
              </table:table-cell>
              <table:table-cell office:value-type="string">
                <text:p>mpi_tcp</text:p>
                <draw:g>
                  <svg:desc>latency_leader_roundtrip.D1:latency_leader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leader_roundtrip.A2:latency_leader_roundtrip.A11</svg:desc>
                </draw:g>
              </table:table-cell>
              <table:table-cell office:value-type="float" office:value="0.967673469387755">
                <text:p>0.967673469387755</text:p>
                <draw:g>
                  <svg:desc>latency_leader_roundtrip.B2:latency_leader_roundtrip.B11</svg:desc>
                </draw:g>
              </table:table-cell>
              <table:table-cell office:value-type="float" office:value="3.22054">
                <text:p>3.22054</text:p>
                <draw:g>
                  <svg:desc>latency_leader_roundtrip.C2:latency_leader_roundtrip.C11</svg:desc>
                </draw:g>
              </table:table-cell>
              <table:table-cell office:value-type="float" office:value="3.20225">
                <text:p>3.20225</text:p>
                <draw:g>
                  <svg:desc>latency_leader_roundtrip.D2:latency_leader_roundtrip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7126114649682">
                <text:p>1.47126114649682</text:p>
              </table:table-cell>
              <table:table-cell office:value-type="float" office:value="4.71957291666667">
                <text:p>4.71957291666667</text:p>
              </table:table-cell>
              <table:table-cell office:value-type="float" office:value="4.87764824120603">
                <text:p>4.877648241206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1619191919192">
                <text:p>1.61619191919192</text:p>
              </table:table-cell>
              <table:table-cell office:value-type="float" office:value="2.46516651393239">
                <text:p>2.46516651393239</text:p>
              </table:table-cell>
              <table:table-cell office:value-type="float" office:value="2.45493467336683">
                <text:p>2.454934673366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87265306122449">
                <text:p>1.87265306122449</text:p>
              </table:table-cell>
              <table:table-cell office:value-type="float" office:value="2.09693121693122">
                <text:p>2.09693121693122</text:p>
              </table:table-cell>
              <table:table-cell office:value-type="float" office:value="2.21636170212766">
                <text:p>2.216361702127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97013265306122">
                <text:p>1.97013265306122</text:p>
              </table:table-cell>
              <table:table-cell office:value-type="float" office:value="2.26237234042553">
                <text:p>2.26237234042553</text:p>
              </table:table-cell>
              <table:table-cell office:value-type="float" office:value="2.44906871944948">
                <text:p>2.449068719449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12120833333333">
                <text:p>2.12120833333333</text:p>
              </table:table-cell>
              <table:table-cell office:value-type="float" office:value="2.26468131868132">
                <text:p>2.26468131868132</text:p>
              </table:table-cell>
              <table:table-cell office:value-type="float" office:value="2.52230057803468">
                <text:p>2.522300578034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8276767676768">
                <text:p>2.28276767676768</text:p>
              </table:table-cell>
              <table:table-cell office:value-type="float" office:value="2.49964603119282">
                <text:p>2.49964603119282</text:p>
              </table:table-cell>
              <table:table-cell office:value-type="float" office:value="2.62779347826087">
                <text:p>2.627793478260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57054822335025">
                <text:p>2.57054822335025</text:p>
              </table:table-cell>
              <table:table-cell office:value-type="float" office:value="2.5966914893617">
                <text:p>2.5966914893617</text:p>
              </table:table-cell>
              <table:table-cell office:value-type="float" office:value="2.65795604395604">
                <text:p>2.657956043956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11091370558376">
                <text:p>3.11091370558376</text:p>
              </table:table-cell>
              <table:table-cell office:value-type="float" office:value="3.24924719101124">
                <text:p>3.24924719101124</text:p>
              </table:table-cell>
              <table:table-cell office:value-type="float" office:value="3.25297041420118">
                <text:p>3.252970414201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6768844221106">
                <text:p>3.36768844221106</text:p>
              </table:table-cell>
              <table:table-cell office:value-type="float" office:value="3.26707692307692">
                <text:p>3.26707692307692</text:p>
              </table:table-cell>
              <table:table-cell office:value-type="float" office:value="3.32113812154696">
                <text:p>3.321138121546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047cm" svg:y="3.784cm" style:legend-expansion="high" chart:style-name="ch2"/>
        <chart:plot-area chart:style-name="ch3" table:cell-range-address="latency_pt2pt_roundtrip.A20:latency_pt2pt_roundtrip.D25" chart:data-source-has-labels="both" svg:x="0.319cm" svg:y="0.18cm" svg:width="12.409cm" svg:height="8.645cm">
          <chartooo:coordinate-region svg:x="1.311cm" svg:y="0.353cm" svg:width="11.417cm" svg:height="7.878cm"/>
          <chart:axis chart:dimension="x" chart:name="primary-x" chart:style-name="ch4" chartooo:axis-type="auto">
            <chartooo:date-scale/>
            <chart:categories table:cell-range-address="latency_pt2pt_roundtrip.A21:latency_pt2pt_roundtrip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ncy_pt2pt_roundtrip.B21:latency_pt2pt_roundtrip.B25" chart:label-cell-address="latency_pt2pt_roundtrip.B20:latency_pt2pt_roundtrip.B20" chart:class="chart:bar">
            <chart:data-point chart:repeated="5"/>
          </chart:series>
          <chart:series chart:style-name="ch8" chart:values-cell-range-address="latency_pt2pt_roundtrip.C21:latency_pt2pt_roundtrip.C25" chart:label-cell-address="latency_pt2pt_roundtrip.C20:latency_pt2pt_roundtrip.C20" chart:class="chart:bar">
            <chart:data-point chart:repeated="5"/>
          </chart:series>
          <chart:series chart:style-name="ch9" chart:values-cell-range-address="latency_pt2pt_roundtrip.D21:latency_pt2pt_roundtrip.D25" chart:label-cell-address="latency_pt2pt_roundtrip.D20:latency_pt2pt_roundtrip.D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pt2pt_roundtrip.B20:latency_pt2pt_roundtrip.B20</svg:desc>
                </draw:g>
              </table:table-cell>
              <table:table-cell office:value-type="string">
                <text:p>mpi_infiniband</text:p>
                <draw:g>
                  <svg:desc>latency_pt2pt_roundtrip.C20:latency_pt2pt_roundtrip.C20</svg:desc>
                </draw:g>
              </table:table-cell>
              <table:table-cell office:value-type="string">
                <text:p>mpi_tcp</text:p>
                <draw:g>
                  <svg:desc>latency_pt2pt_roundtrip.D20:latency_pt2pt_roundtrip.D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pt2pt_roundtrip.A21:latency_pt2pt_roundtrip.A25</svg:desc>
                </draw:g>
              </table:table-cell>
              <table:table-cell office:value-type="float" office:value="1721.98530961685">
                <text:p>1721.98530961685</text:p>
                <draw:g>
                  <svg:desc>latency_pt2pt_roundtrip.B21:latency_pt2pt_roundtrip.B25</svg:desc>
                </draw:g>
              </table:table-cell>
              <table:table-cell office:value-type="float" office:value="537.467421101672">
                <text:p>537.467421101672</text:p>
                <draw:g>
                  <svg:desc>latency_pt2pt_roundtrip.C21:latency_pt2pt_roundtrip.C25</svg:desc>
                </draw:g>
              </table:table-cell>
              <table:table-cell office:value-type="float" office:value="601.033025512601">
                <text:p>601.033025512601</text:p>
                <draw:g>
                  <svg:desc>latency_pt2pt_roundtrip.D21:latency_pt2pt_roundtrip.D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74.0665008469">
                <text:p>1474.0665008469</text:p>
              </table:table-cell>
              <table:table-cell office:value-type="float" office:value="464.274330801475">
                <text:p>464.274330801475</text:p>
              </table:table-cell>
              <table:table-cell office:value-type="float" office:value="442.511325524237">
                <text:p>442.511325524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41.11795817361">
                <text:p>1441.11795817361</text:p>
              </table:table-cell>
              <table:table-cell office:value-type="float" office:value="1054.17746807144">
                <text:p>1054.17746807144</text:p>
              </table:table-cell>
              <table:table-cell office:value-type="float" office:value="992.990003231954">
                <text:p>992.9900032319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08.39052468453">
                <text:p>1308.39052468453</text:p>
              </table:table-cell>
              <table:table-cell office:value-type="float" office:value="1226.32261504411">
                <text:p>1226.32261504411</text:p>
              </table:table-cell>
              <table:table-cell office:value-type="float" office:value="1155.04036431381">
                <text:p>1155.040364313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86.72112421062">
                <text:p>1286.72112421062</text:p>
              </table:table-cell>
              <table:table-cell office:value-type="float" office:value="1222.46327488123">
                <text:p>1222.46327488123</text:p>
              </table:table-cell>
              <table:table-cell office:value-type="float" office:value="1104.37836353331">
                <text:p>1104.378363533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